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421cm" fo:min-width="6.5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66ff00" draw:textarea-horizontal-align="justify" draw:textarea-vertical-align="middle" draw:auto-grow-height="false" fo:min-height="0.808cm" fo:min-width="1.532cm"/>
    </style:style>
    <style:style style:name="gr4" style:family="graphic" style:parent-style-name="standard">
      <style:graphic-properties svg:stroke-color="#000000" draw:fill-color="#66ff00" draw:textarea-horizontal-align="justify" draw:textarea-vertical-align="middle" draw:auto-grow-height="false" fo:min-height="1.02cm" fo:min-width="1.85cm"/>
    </style:style>
    <style:style style:name="gr5" style:family="graphic" style:parent-style-name="standard">
      <style:graphic-properties svg:stroke-color="#000000" draw:fill-color="#66ff00" draw:textarea-horizontal-align="justify" draw:textarea-vertical-align="middle" draw:auto-grow-height="false" fo:min-height="1.147cm" fo:min-width="2.104cm"/>
    </style:style>
    <style:style style:name="gr6" style:family="graphic" style:parent-style-name="standard">
      <style:graphic-properties svg:stroke-color="#000000" draw:fill-color="#66ff00" draw:textarea-horizontal-align="justify" draw:textarea-vertical-align="middle" draw:auto-grow-height="false" fo:min-height="0.554cm" fo:min-width="1.024cm"/>
    </style:style>
    <style:style style:name="gr7" style:family="graphic" style:parent-style-name="standard">
      <style:graphic-properties svg:stroke-color="#000000" draw:fill-color="#66ff00" draw:textarea-horizontal-align="justify" draw:textarea-vertical-align="middle" draw:auto-grow-height="false" fo:min-height="0.979cm" fo:min-width="1.723cm"/>
    </style:style>
    <style:style style:name="gr8" style:family="graphic" style:parent-style-name="standard">
      <style:graphic-properties draw:stroke="none" svg:stroke-color="#000000" draw:fill="none" draw:fill-color="#ffffff" fo:min-height="1.274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0.661cm"/>
    </style:style>
    <style:style style:name="gr12" style:family="graphic" style:parent-style-name="standard">
      <style:graphic-properties draw:stroke="none" svg:stroke-color="#000000" draw:fill="none" draw:fill-color="#ffffff" fo:min-height="1.80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66ff0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76cm" svg:height="9.017cm" svg:x="6.146cm" svg:y="7.35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" draw:text-style-name="P2" draw:layer="layout" svg:x1="6.146cm" svg:y1="11.922cm" svg:x2="17.195cm" svg:y2="11.922cm">
          <text:p/>
        </draw:line>
        <draw:line draw:style-name="gr2" draw:text-style-name="P2" draw:layer="layout" svg:x1="8.94cm" svg:y1="16.494cm" svg:x2="14.467cm" svg:y2="7.411cm">
          <text:p/>
        </draw:line>
        <draw:line draw:style-name="gr2" draw:text-style-name="P2" draw:layer="layout" svg:x1="8.94cm" svg:y1="7.35cm" svg:x2="14.528cm" svg:y2="16.367cm">
          <text:p/>
        </draw:line>
        <draw:custom-shape draw:style-name="gr3" draw:text-style-name="P3" draw:layer="layout" svg:width="4.064cm" svg:height="3.175cm" svg:x="9.763cm" svg:y="11.9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4.699cm" svg:height="3.81cm" svg:x="7.035cm" svg:y="8.1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5.207cm" svg:height="4.191cm" svg:x="11.734cm" svg:y="7.73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048cm" svg:height="2.413cm" draw:transform="rotate (-3.14141812066459) translate (13.258cm 11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3.048cm" svg:height="2.413cm" draw:transform="rotate (-3.14141812066459) translate (11.734cm 14.33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4.445cm" svg:height="3.683cm" draw:transform="rotate (-3.14141812066459) translate (16.306cm 15.6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4" draw:layer="layout" svg:width="4.953cm" svg:height="1.524cm" svg:x="3.606cm" svg:y="8.366cm">
          <draw:text-box>
            <text:p>Pertinence</text:p>
          </draw:text-box>
        </draw:frame>
        <draw:frame draw:style-name="gr8" draw:text-style-name="P4" draw:layer="layout" svg:width="4.953cm" svg:height="1.524cm" svg:x="16.24cm" svg:y="8.747cm">
          <draw:text-box>
            <text:p>Interpretability</text:p>
          </draw:text-box>
        </draw:frame>
        <draw:frame draw:style-name="gr9" draw:text-style-name="P4" draw:layer="layout" svg:width="4.953cm" svg:height="1.27cm" svg:x="16.494cm" svg:y="14.208cm">
          <draw:text-box>
            <text:p>Ease of use</text:p>
          </draw:text-box>
        </draw:frame>
        <draw:frame draw:style-name="gr10" draw:text-style-name="P4" draw:layer="layout" svg:width="5.969cm" svg:height="1.673cm" svg:x="9.067cm" svg:y="16.875cm">
          <draw:text-box>
            <text:p>Understandability</text:p>
          </draw:text-box>
        </draw:frame>
        <draw:frame draw:style-name="gr11" draw:text-style-name="P4" draw:layer="layout" svg:width="6.731cm" svg:height="0.962cm" svg:x="1.32cm" svg:y="13.954cm">
          <draw:text-box>
            <text:p>Functional coverage</text:p>
          </draw:text-box>
        </draw:frame>
        <draw:frame draw:style-name="gr12" draw:text-style-name="P4" draw:layer="layout" svg:width="5.461cm" svg:height="2.054cm" svg:x="9.448cm" svg:y="6.08cm">
          <draw:text-box>
            <text:p>Reproducibili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9T20:49:30.315199155</meta:creation-date>
    <dc:date>2021-11-30T14:20:28.068176556</dc:date>
    <meta:editing-duration>PT3H30M32S</meta:editing-duration>
    <meta:editing-cycles>3</meta:editing-cycles>
    <meta:generator>LibreOffice/5.1.6.2$Linux_X86_64 LibreOffice_project/10m0$Build-2</meta:generator>
    <meta:document-statistic meta:object-count="16"/>
  </office:meta>
</office:document-meta>
</file>